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6b6b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2.5cm" svg:height="1.25cm" svg:x="1cm" svg:y="2.5cm">
          <draw:text-box>
            <text:p>vertex</text:p>
          </draw:text-box>
        </draw:frame>
        <draw:g>
          <draw:custom-shape draw:style-name="gr2" draw:text-style-name="P1" draw:layer="layout" svg:width="0.5cm" svg:height="1cm" svg:x="4.5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.5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6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6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8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1cm" svg:x="8.5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.5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10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10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2cm" svg:y="2.5cm">
            <text:p/>
            <draw:enhanced-geometry svg:viewBox="0 0 21600 21600" draw:type="rectangle" draw:enhanced-path="M 0 0 L 21600 0 21600 21600 0 21600 0 0 Z N"/>
          </draw:custom-shape>
        </draw:g>
        <draw:frame draw:style-name="gr1" draw:layer="layout" svg:width="3.5cm" svg:height="1.25cm" svg:x="1cm" svg:y="3.9cm">
          <draw:text-box>
            <text:p>sideNext</text:p>
          </draw:text-box>
        </draw:frame>
        <draw:g>
          <draw:custom-shape draw:style-name="gr2" draw:text-style-name="P1" draw:layer="layout" svg:width="0.5cm" svg:height="1cm" svg:x="4.5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.5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6cm" svg:y="3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6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8cm" svg:y="3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1cm" svg:x="8.5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.5cm" svg:y="3.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10cm" svg:y="3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10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2cm" svg:y="3.9cm">
            <text:p/>
            <draw:enhanced-geometry svg:viewBox="0 0 21600 21600" draw:type="rectangle" draw:enhanced-path="M 0 0 L 21600 0 21600 21600 0 21600 0 0 Z N"/>
          </draw:custom-shape>
        </draw:g>
        <draw:frame draw:style-name="gr1" draw:layer="layout" svg:width="3.5cm" svg:height="1.25cm" svg:x="1cm" svg:y="5.25cm">
          <draw:text-box>
            <text:p>sideArea</text:p>
          </draw:text-box>
        </draw:frame>
        <draw:g>
          <draw:custom-shape draw:style-name="gr2" draw:text-style-name="P1" draw:layer="layout" svg:width="0.5cm" svg:height="1cm" svg:x="4.5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5.5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6cm" svg:y="5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6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7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8cm" svg:y="5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5cm" svg:height="1cm" svg:x="8.5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9.5cm" svg:y="5.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5cm" svg:height="1cm" svg:x="10cm" svg:y="5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10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1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2cm" svg:y="5.2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cm" svg:height="1.25cm" svg:x="6.5cm" svg:y="1cm">
          <draw:text-box>
            <text:p text:style-name="P1">1</text:p>
          </draw:text-box>
        </draw:frame>
        <draw:frame draw:style-name="gr1" draw:text-style-name="P1" draw:layer="layout" svg:width="2cm" svg:height="1.25cm" svg:x="4.5cm" svg:y="1cm">
          <draw:text-box>
            <text:p text:style-name="P1">0</text:p>
          </draw:text-box>
        </draw:frame>
        <draw:frame draw:style-name="gr1" draw:text-style-name="P1" draw:layer="layout" svg:width="2cm" svg:height="1.25cm" svg:x="10.5cm" svg:y="1cm">
          <draw:text-box>
            <text:p text:style-name="P1">3</text:p>
          </draw:text-box>
        </draw:frame>
        <draw:frame draw:style-name="gr1" draw:text-style-name="P1" draw:layer="layout" svg:width="2cm" svg:height="1.25cm" svg:x="8.4cm" svg:y="1cm">
          <draw:text-box>
            <text:p text:style-name="P1">2</text:p>
          </draw:text-box>
        </draw:frame>
        <draw:g>
          <draw:custom-shape draw:style-name="gr3" draw:text-style-name="P1" draw:layer="layout" svg:width="0.5cm" svg:height="1cm" svg:x="14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.5cm" svg:y="2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cm" svg:y="2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14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.5cm" svg:y="3.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cm" svg:y="3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5cm" svg:height="1cm" svg:x="14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5.5cm" svg:y="5.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5cm" svg:height="1cm" svg:x="16cm" svg:y="5.2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2cm" svg:height="1.25cm" svg:x="14.5cm" svg:y="1cm">
          <draw:text-box>
            <text:p text:style-name="P1">n</text:p>
          </draw:text-box>
        </draw:frame>
        <draw:frame draw:style-name="gr1" draw:text-style-name="P1" draw:layer="layout" svg:width="2cm" svg:height="1.25cm" svg:x="12.4cm" svg:y="1cm">
          <draw:text-box>
            <text:p text:style-name="P1">...</text:p>
          </draw:text-box>
        </draw:frame>
        <draw:frame draw:style-name="gr1" draw:text-style-name="P1" draw:layer="layout" svg:width="2cm" svg:height="1.25cm" svg:x="16.5cm" svg:y="1cm">
          <draw:text-box>
            <text:p text:style-name="P1">...</text:p>
          </draw:text-box>
        </draw:frame>
        <draw:frame draw:style-name="gr1" draw:layer="layout" svg:width="3.5cm" svg:height="1.25cm" svg:x="1cm" svg:y="6.5cm">
          <draw:text-box>
            <text:p>volume</text:p>
          </draw:text-box>
        </draw:frame>
        <draw:custom-shape draw:style-name="gr2" draw:text-style-name="P1" draw:layer="layout" svg:width="2cm" svg:height="1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8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0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4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9cm" svg:x="13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layer="layout" svg:width="3.5cm" svg:height="1.25cm" svg:x="1cm" svg:y="7.75cm">
          <draw:text-box>
            <text:p>...</text:p>
          </draw:text-box>
        </draw:frame>
        <draw:custom-shape draw:style-name="gr2" draw:text-style-name="P1" draw:layer="layout" svg:width="2cm" svg:height="1cm" svg:x="4.5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6.5cm" svg:y="7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cm" svg:x="8.5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0.5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cm" svg:x="14.5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6:54:22</meta:creation-date>
    <dc:date>2011-01-09T17:10:59</dc:date>
    <dc:creator>Martin József</dc:creator>
    <meta:editing-duration>PT00H01M25S</meta:editing-duration>
    <meta:editing-cycles>1</meta:editing-cycles>
    <meta:document-statistic meta:object-count="98"/>
    <meta:generator>OpenOffice.org/3.2$Linux OpenOffice.org_project/320m12$Build-9483</meta:generator>
  </office:meta>
</office:document-meta>
</file>